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2323d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text-position="33% 58%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609cm" svg:height="1.637cm" svg:x="8.226cm" svg:y="2.583cm">
          <text:p/>
        </draw:rect>
        <draw:rect draw:style-name="gr1" draw:text-style-name="P1" draw:layer="layout" svg:width="1.609cm" svg:height="1.637cm" svg:x="3.725cm" svg:y="2.582cm">
          <text:p/>
        </draw:rect>
        <draw:line draw:style-name="gr2" draw:text-style-name="P1" draw:layer="layout" svg:x1="6.025cm" svg:y1="3.175cm" svg:x2="7.916cm" svg:y2="3.175cm">
          <text:p/>
        </draw:line>
        <draw:frame draw:style-name="gr3" draw:text-style-name="P3" draw:layer="layout" svg:width="1.268cm" svg:height="0.636cm" svg:x="5.187cm" svg:y="3.249cm">
          <draw:text-box>
            <text:p text:style-name="P2"><text:span text:style-name="T1">H</text:span><text:span text:style-name="T2">2</text:span><text:span text:style-name="T1">O(</text:span><text:span text:style-name="T3">l</text:span><text:span text:style-name="T1">)</text:span></text:p>
          </draw:text-box>
        </draw:frame>
        <draw:g>
          <draw:g>
            <draw:g>
              <draw:path draw:style-name="gr4" draw:text-style-name="P1" draw:layer="layout" svg:width="1.354cm" svg:height="2.412cm" svg:x="3.857cm" svg:y="1.726cm" svg:viewBox="0 0 1355 2413" svg:d="m473 0v205c0 205 0 317 0 317l7 431-7 63-28 50-92 91-204 156c0 0-106 141-106 134s-43 141-43 141v141l8 99 35 162 70 120 113 120 120 84 148 57 85 28 134 14 141-28 184-71 176-169 99-162 28-177 14-91-14-141-63-149-113-141-170-134-77-98-29-64v-99-113l-7-402v-247-120">
                <text:p/>
              </draw:path>
              <draw:custom-shape draw:style-name="gr5" draw:text-style-name="P1" draw:layer="layout" svg:width="0.457cm" svg:height="0.188cm" svg:x="4.302cm" svg:y="1.611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  <draw:custom-shape draw:style-name="gr6" draw:text-style-name="P1" draw:layer="layout" svg:width="1.317cm" svg:height="0.249cm" svg:x="3.87cm" svg:y="3.29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path draw:style-name="gr7" draw:text-style-name="P1" draw:layer="layout" svg:width="1.325cm" svg:height="0.705cm" svg:x="3.87cm" svg:y="3.407cm" svg:viewBox="0 0 1326 706" svg:d="m0 0c9 113 42 278 42 278l61 127 85 89 89 85 151 85 122 37 122 5 123-9 145-38 156-118 108-127 80-145 23-118 14-104 5-42-28 33-99 42-136 29-202 9-165 14h-212l-117-19-174-14-123-28-66-56z">
              <text:p/>
            </draw:path>
          </draw:g>
          <draw:frame draw:style-name="gr3" draw:text-style-name="P5" draw:layer="layout" svg:width="2.297cm" svg:height="0.887cm" svg:x="3.451cm" svg:y="4.118cm">
            <draw:text-box>
              <text:p text:style-name="P4"><text:span text:style-name="T1">Heat reservoir</text:span></text:p>
              <text:p text:style-name="P4"><text:span text:style-name="T1">at -10 </text:span><text:span text:style-name="T4">o</text:span><text:span text:style-name="T1">C</text:span></text:p>
            </draw:text-box>
          </draw:frame>
        </draw:g>
        <draw:g>
          <draw:g>
            <draw:g>
              <draw:path draw:style-name="gr4" draw:text-style-name="P1" draw:layer="layout" svg:width="1.354cm" svg:height="2.412cm" svg:x="8.357cm" svg:y="1.726cm" svg:viewBox="0 0 1355 2413" svg:d="m473 0v205c0 205 0 317 0 317l7 431-7 63-28 50-92 91-204 156c0 0-106 141-106 134s-43 141-43 141v141l8 99 35 162 70 120 113 120 120 84 148 57 85 28 134 14 141-28 184-71 176-169 99-162 28-177 14-91-14-141-63-149-113-141-170-134-77-98-29-64v-99-113l-7-402v-247-120">
                <text:p/>
              </draw:path>
              <draw:custom-shape draw:style-name="gr5" draw:text-style-name="P1" draw:layer="layout" svg:width="0.457cm" svg:height="0.188cm" svg:x="8.802cm" svg:y="1.611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  <draw:custom-shape draw:style-name="gr6" draw:text-style-name="P1" draw:layer="layout" svg:width="1.317cm" svg:height="0.249cm" svg:x="8.37cm" svg:y="3.29cm">
              <text:p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path draw:style-name="gr7" draw:text-style-name="P1" draw:layer="layout" svg:width="1.325cm" svg:height="0.705cm" svg:x="8.37cm" svg:y="3.407cm" svg:viewBox="0 0 1326 706" svg:d="m0 0c9 113 42 278 42 278l61 127 85 89 89 85 151 85 122 37 122 5 123-9 145-38 156-118 108-127 80-145 23-118 14-104 5-42-28 33-99 42-136 29-202 9-165 14h-212l-117-19-174-14-123-28-66-56z">
              <text:p/>
            </draw:path>
          </draw:g>
          <draw:frame draw:style-name="gr3" draw:text-style-name="P3" draw:layer="layout" svg:width="1.348cm" svg:height="0.636cm" svg:x="9.661cm" svg:y="3.249cm">
            <draw:text-box>
              <text:p text:style-name="P2"><text:span text:style-name="T1">H</text:span><text:span text:style-name="T2">2</text:span><text:span text:style-name="T1">O(</text:span><text:span text:style-name="T3">s</text:span><text:span text:style-name="T1">)</text:span></text:p>
            </draw:text-box>
          </draw:frame>
          <draw:frame draw:style-name="gr3" draw:text-style-name="P5" draw:layer="layout" svg:width="2.297cm" svg:height="0.887cm" svg:x="7.951cm" svg:y="4.118cm">
            <draw:text-box>
              <text:p text:style-name="P4"><text:span text:style-name="T1">Heat reservoir</text:span></text:p>
              <text:p text:style-name="P4"><text:span text:style-name="T1">at -10 </text:span><text:span text:style-name="T4">o</text:span><text:span text:style-name="T1">C</text:span></text:p>
            </draw:text-box>
          </draw:frame>
          <draw:custom-shape draw:style-name="gr8" draw:text-style-name="P1" draw:layer="layout" svg:width="0.216cm" svg:height="0.231cm" draw:transform="rotate (0.867603171166217) translate (8.815cm 3.743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0.216cm" svg:height="0.231cm" draw:transform="rotate (0.434237917896107) translate (8.489cm 3.624cm)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0.216cm" svg:height="0.231cm" draw:transform="rotate (-0.0726056968841376) translate (9.31cm 3.574cm)">
            <text:p/>
            <draw:enhanced-geometry svg:viewBox="0 0 21600 21600" draw:glue-points="?f7 0 ?f6 ?f1 0 ?f10 ?f6 21600 ?f4 ?f10 21600 ?f9" draw:path-stretchpoint-x="10800" draw:path-stretchpoint-y="10800" draw:text-areas="0 ?f1 ?f4 ?f12" draw:extrusion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0.216cm" svg:height="0.231cm" draw:transform="rotate (-0.378910980609084) translate (9.135cm 3.794cm)">
            <text:p/>
            <draw:enhanced-geometry svg:viewBox="0 0 21600 21600" draw:glue-points="?f7 0 ?f6 ?f1 0 ?f10 ?f6 21600 ?f4 ?f10 21600 ?f9" draw:path-stretchpoint-x="10800" draw:path-stretchpoint-y="10800" draw:text-areas="0 ?f1 ?f4 ?f12" draw:extrusion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09T14:47:30</meta:creation-date>
    <dc:creator>Jussi Eloranta</dc:creator>
    <dc:date>2008-05-12T08:19:38</dc:date>
    <meta:editing-cycles>12</meta:editing-cycles>
    <meta:editing-duration>PT19M28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